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19ec07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ce58c9e"/>
    </style:style>
    <style:style style:name="P61" style:family="paragraph" style:parent-style-name="Standard">
      <style:text-properties officeooo:paragraph-rsid="0d13f73f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d2e61eb"/>
    </style:style>
    <style:style style:name="P68" style:family="paragraph" style:parent-style-name="Standard">
      <style:text-properties officeooo:paragraph-rsid="0d804757"/>
    </style:style>
    <style:style style:name="P69" style:family="paragraph" style:parent-style-name="Standard">
      <style:text-properties officeooo:paragraph-rsid="0da26ad3"/>
    </style:style>
    <style:style style:name="P70" style:family="paragraph" style:parent-style-name="Standard">
      <style:text-properties officeooo:paragraph-rsid="0d1be4a7"/>
    </style:style>
    <style:style style:name="P71" style:family="paragraph" style:parent-style-name="Standard">
      <style:text-properties officeooo:paragraph-rsid="0daa4aef"/>
    </style:style>
    <style:style style:name="P72" style:family="paragraph" style:parent-style-name="Standard">
      <style:text-properties officeooo:paragraph-rsid="0daef67d"/>
    </style:style>
    <style:style style:name="P73" style:family="paragraph" style:parent-style-name="Standard">
      <style:text-properties officeooo:paragraph-rsid="0db0d4d1"/>
    </style:style>
    <style:style style:name="P74" style:family="paragraph" style:parent-style-name="Standard">
      <style:text-properties officeooo:paragraph-rsid="0db40abc"/>
    </style:style>
    <style:style style:name="P75" style:family="paragraph" style:parent-style-name="Standard">
      <style:text-properties officeooo:paragraph-rsid="0dbf3336"/>
    </style:style>
    <style:style style:name="P76" style:family="paragraph" style:parent-style-name="Standard">
      <style:text-properties officeooo:paragraph-rsid="0dce9327"/>
    </style:style>
    <style:style style:name="P77" style:family="paragraph" style:parent-style-name="Standard">
      <style:text-properties officeooo:rsid="0dde9a1c" officeooo:paragraph-rsid="0dde9a1c"/>
    </style:style>
    <style:style style:name="P78" style:family="paragraph" style:parent-style-name="Standard">
      <style:text-properties officeooo:rsid="0dde9a1c" officeooo:paragraph-rsid="0ddfbc49"/>
    </style:style>
    <style:style style:name="P79" style:family="paragraph" style:parent-style-name="Standard">
      <style:text-properties officeooo:paragraph-rsid="0deb3f7d"/>
    </style:style>
    <style:style style:name="P80" style:family="paragraph" style:parent-style-name="Footnote">
      <style:text-properties officeooo:paragraph-rsid="04473353"/>
    </style:style>
    <style:style style:name="P81" style:family="paragraph" style:parent-style-name="Footnote">
      <style:text-properties officeooo:paragraph-rsid="0cf7e116"/>
    </style:style>
    <style:style style:name="P82" style:family="paragraph" style:parent-style-name="Footnote">
      <style:text-properties officeooo:paragraph-rsid="0d2b38cd"/>
    </style:style>
    <style:style style:name="P83" style:family="paragraph" style:parent-style-name="Footnote">
      <style:text-properties officeooo:rsid="043ccc66" officeooo:paragraph-rsid="0dca2508"/>
    </style:style>
    <style:style style:name="P84" style:family="paragraph" style:parent-style-name="Footnote">
      <style:text-properties officeooo:rsid="043ccc66" officeooo:paragraph-rsid="0dd4342a"/>
    </style:style>
    <style:style style:name="P85" style:family="paragraph" style:parent-style-name="Footnote">
      <style:text-properties officeooo:rsid="043ccc66" officeooo:paragraph-rsid="0e1fcb79"/>
    </style:style>
    <style:style style:name="P86" style:family="paragraph" style:parent-style-name="Footnote">
      <style:text-properties officeooo:paragraph-rsid="0dd87f5b"/>
    </style:style>
    <style:style style:name="P87" style:family="paragraph" style:parent-style-name="Standard">
      <style:text-properties officeooo:paragraph-rsid="0e0f3ce4"/>
    </style:style>
    <style:style style:name="P88" style:family="paragraph" style:parent-style-name="Standard">
      <style:text-properties officeooo:rsid="0e12a1f2" officeooo:paragraph-rsid="0e12a1f2"/>
    </style:style>
    <style:style style:name="P89" style:family="paragraph" style:parent-style-name="Standard">
      <style:text-properties officeooo:paragraph-rsid="0e12a1f2"/>
    </style:style>
    <style:style style:name="P90" style:family="paragraph" style:parent-style-name="Standard">
      <style:text-properties officeooo:paragraph-rsid="0e153b91"/>
    </style:style>
    <style:style style:name="P91" style:family="paragraph" style:parent-style-name="Footnote">
      <style:text-properties officeooo:paragraph-rsid="0e1736d1"/>
    </style:style>
    <style:style style:name="P92" style:family="paragraph" style:parent-style-name="Standard">
      <style:text-properties officeooo:paragraph-rsid="0e19ec07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4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5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1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2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4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36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37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39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0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42" style:family="text">
      <style:text-properties fo:color="#000000" loext:opacity="100%" officeooo:rsid="004804ae"/>
    </style:style>
    <style:style style:name="T343" style:family="text">
      <style:text-properties fo:color="#000000" loext:opacity="100%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53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63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6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6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6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6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6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6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7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71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7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loext:opacity="0%" style:font-name="Liberation Sans" officeooo:rsid="047da547"/>
    </style:style>
    <style:style style:name="T37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8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9" style:family="text">
      <style:text-properties style:use-window-font-color="true" loext:opacity="0%" style:font-name="Liberation Sans" fo:font-size="12pt" style:font-size-asian="12pt" style:font-size-complex="12pt"/>
    </style:style>
    <style:style style:name="T40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2" style:family="text">
      <style:text-properties officeooo:rsid="04473353"/>
    </style:style>
    <style:style style:name="T40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5" style:family="text">
      <style:text-properties officeooo:rsid="0a6f0a69"/>
    </style:style>
    <style:style style:name="T406" style:family="text">
      <style:text-properties officeooo:rsid="0aace3cd"/>
    </style:style>
    <style:style style:name="T407" style:family="text">
      <style:text-properties officeooo:rsid="0b952edb"/>
    </style:style>
    <style:style style:name="T408" style:family="text">
      <style:text-properties fo:font-size="8pt" style:font-size-asian="8pt" style:font-size-complex="8pt" loext:padding="0.049cm" loext:border="0.31pt solid #000000"/>
    </style:style>
    <style:style style:name="T409" style:family="text">
      <style:text-properties officeooo:rsid="0394a435"/>
    </style:style>
    <style:style style:name="T410" style:family="text">
      <style:text-properties officeooo:rsid="0be4091b"/>
    </style:style>
    <style:style style:name="T411" style:family="text">
      <style:text-properties officeooo:rsid="0bf888a9"/>
    </style:style>
    <style:style style:name="T412" style:family="text">
      <style:text-properties officeooo:rsid="0cf7e116"/>
    </style:style>
    <style:style style:name="T413" style:family="text">
      <style:text-properties officeooo:rsid="0d52ea33"/>
    </style:style>
    <style:style style:name="T414" style:family="text">
      <style:text-properties officeooo:rsid="0dd5c0d9"/>
    </style:style>
    <style:style style:name="T415" style:family="text">
      <style:text-properties officeooo:rsid="0dd5fde1"/>
    </style:style>
    <style:style style:name="T416" style:family="text">
      <style:text-properties officeooo:rsid="0dd7714a"/>
    </style:style>
    <style:style style:name="T417" style:family="text">
      <style:text-properties officeooo:rsid="0e87ed43"/>
    </style:style>
    <style:style style:name="T418" style:family="text">
      <style:text-properties officeooo:rsid="0de11971"/>
    </style:style>
    <style:style style:name="T419" style:family="text">
      <style:text-properties style:font-name="Liberation Sans"/>
    </style:style>
    <style:style style:name="T420" style:family="text">
      <style:text-properties style:font-name="Liberation Sans" fo:font-size="12pt"/>
    </style:style>
    <style:style style:name="T42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2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27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28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9" style:family="text">
      <style:text-properties style:font-name="Liberation Sans" fo:font-size="12pt" fo:font-style="normal" officeooo:rsid="00bddfbe" style:font-size-asian="12pt" style:font-size-complex="12pt"/>
    </style:style>
    <style:style style:name="T430" style:family="text">
      <style:text-properties style:font-name="Liberation Sans" fo:font-size="12pt" officeooo:rsid="047da547" style:font-size-asian="12pt"/>
    </style:style>
    <style:style style:name="T431" style:family="text">
      <style:text-properties style:font-name="Liberation Sans" fo:font-size="12pt" style:font-size-asian="12pt" style:font-size-complex="12pt"/>
    </style:style>
    <style:style style:name="T432" style:family="text">
      <style:text-properties style:font-name="Liberation Sans" fo:font-size="12pt" officeooo:rsid="01657261" style:font-size-asian="12pt" style:font-size-complex="12pt"/>
    </style:style>
    <style:style style:name="T433" style:family="text">
      <style:text-properties style:font-name="Liberation Sans" fo:font-size="12pt" officeooo:rsid="00bddfbe" style:font-size-asian="12pt" style:font-size-complex="12pt"/>
    </style:style>
    <style:style style:name="T434" style:family="text">
      <style:text-properties style:font-name="Liberation Sans" fo:font-size="12pt" officeooo:rsid="050aa1f1" style:font-size-asian="12pt" style:font-size-complex="12pt"/>
    </style:style>
    <style:style style:name="T435" style:family="text">
      <style:text-properties style:font-name="Liberation Sans" fo:font-size="12pt" officeooo:rsid="05903285" style:font-size-asian="12pt" style:font-size-complex="12pt"/>
    </style:style>
    <style:style style:name="T436" style:family="text">
      <style:text-properties style:font-name="Liberation Sans" fo:font-size="12pt" officeooo:rsid="0594b105" style:font-size-asian="12pt" style:font-size-complex="12pt"/>
    </style:style>
    <style:style style:name="T437" style:family="text">
      <style:text-properties style:font-name="Liberation Sans" fo:font-size="12pt" officeooo:rsid="0d1ec96e" style:font-size-asian="12pt" style:font-size-complex="12pt"/>
    </style:style>
    <style:style style:name="T438" style:family="text">
      <style:text-properties style:font-name="Liberation Sans" officeooo:rsid="047fb57c"/>
    </style:style>
    <style:style style:name="T439" style:family="text">
      <style:text-properties style:font-name="Liberation Sans" officeooo:rsid="047da547"/>
    </style:style>
    <style:style style:name="T440" style:family="text">
      <style:text-properties officeooo:rsid="0deca47e"/>
    </style:style>
    <style:style style:name="T441" style:family="text">
      <style:text-properties officeooo:rsid="0ded5b39"/>
    </style:style>
    <style:style style:name="T442" style:family="text">
      <style:text-properties officeooo:rsid="0deeafed"/>
    </style:style>
    <style:style style:name="T443" style:family="text">
      <style:text-properties officeooo:rsid="0dfbebc7"/>
    </style:style>
    <style:style style:name="T444" style:family="text">
      <style:text-properties officeooo:rsid="01657261" style:font-size-complex="12pt"/>
    </style:style>
    <style:style style:name="T445" style:family="text">
      <style:text-properties officeooo:rsid="0e1061f0"/>
    </style:style>
    <style:style style:name="T446" style:family="text">
      <style:text-properties officeooo:rsid="0e1fd37f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Strong_20_Emphasis"><text:span text:style-name="T307">C</text:span></text:span><text:span text:style-name="Strong_20_Emphasis"><text:span text:style-name="T306">hecklist voor </text:span></text:span><text:span text:style-name="Strong_20_Emphasis"><text:span text:style-name="T308">de installatie</text:span></text:span><text:span text:style-name="Strong_20_Emphasis"><text:span text:style-name="T306"> van </text:span></text:span><text:reference-mark-start text:name="Distributie"/><text:span text:style-name="Strong_20_Emphasis"><text:span text:style-name="T309">Ubuntu</text:span></text:span><text:reference-mark-end text:name="Distributie"/><text:span text:style-name="Strong_20_Emphasis"><text:span text:style-name="T309"> </text:span></text:span><text:reference-mark-start text:name="Versie"/><text:span text:style-name="Strong_20_Emphasis"><text:span text:style-name="T310">2</text:span></text:span><text:span text:style-name="Strong_20_Emphasis"><text:span text:style-name="T316">2</text:span></text:span><text:span text:style-name="Strong_20_Emphasis"><text:span text:style-name="T311">.04</text:span></text:span><text:reference-mark-end text:name="Versie"/><text:span text:style-name="Strong_20_Emphasis"><text:span text:style-name="T317"> </text:span></text:span><text:span text:style-name="Strong_20_Emphasis"><text:span text:style-name="T318">LTS</text:span></text:span><text:span text:style-name="Strong_20_Emphasis"><text:span text:style-name="T312"><text:note text:id="ftn1" text:note-class="footnote"><text:note-citation>1</text:note-citation><text:note-body><text:p text:style-name="P91"><text:span text:style-name="T409">Deze versie </text:span><text:span text:style-name="T410">2</text:span><text:span text:style-name="T443">2</text:span><text:span text:style-name="T410">.04 </text:span><text:span text:style-name="T409">heeft codenaam Jammy Jellyfish (</text:span><text:span text:style-name="T344">jammy</text:span><text:span text:style-name="T409">) en is een zogenaamde LTS-versie (</text:span><text:span text:style-name="T418">LTS=</text:span><text:span text:style-name="T409">Long-Term Support, langetermijnondersteuning). <text:s/>Een LTS-versie verschijnt iedere twee jaar </text:span><text:span text:style-name="T413">in </text:span><text:span text:style-name="T409">april (deze in april 202</text:span><text:span text:style-name="T443">2</text:span><text:span text:style-name="T409">) en wordt </text:span><text:span text:style-name="T446">standaard </text:span><text:span text:style-name="T409">vanaf vrijgave </text:span><text:span text:style-name="T289">vijf</text:span><text:span text:style-name="T409"> jaar ondersteund</text:span><text:span text:style-name="T405"> </text:span><text:span text:style-name="T409">(</text:span><text:span text:style-name="T411">updates </text:span><text:span text:style-name="T409">tot april 202</text:span><text:span text:style-name="T443">7</text:span><text:span text:style-name="T405">)</text:span><text:span text:style-name="T409">.</text:span></text:p></text:note-body></text:note></text:span></text:span><text:span text:style-name="Strong_20_Emphasis"><text:span text:style-name="T313"> </text:span></text:span><text:reference-mark-start text:name="Editie"/><text:span text:style-name="Strong_20_Emphasis"><text:span text:style-name="T314">desktop</text:span></text:span><text:reference-mark-end text:name="Editie"/><text:span text:style-name="Strong_20_Emphasis"><text:span text:style-name="T315">.</text:span></text:span></text:p>
      <text:p text:style-name="P9"/>
      <text:p text:style-name="P90"><text:span text:style-name="T53">Kijk op</text:span><text:span text:style-name="T306"> </text:span><text:a xlink:type="simple" xlink:href="https://karelzimmer.nl/" text:style-name="Internet_20_link" text:visited-style-name="Visited_20_Internet_20_Link"><text:span text:style-name="Internet_20_link"><text:span text:style-name="T421">karelzimmer.nl</text:span></text:span></text:a><text:span text:style-name="T306"> </text:span><text:span text:style-name="T372">voor</text:span><text:span text:style-name="T373"> </text:span><text:span text:style-name="T374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5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419">V</text:span><text:span text:style-name="T438">ul de waarden in het tekstvak achter de </text:span><text:span text:style-name="Definition"><text:span text:style-name="T430">schuingedrukte</text:span></text:span><text:span text:style-name="T419"> </text:span><text:span text:style-name="T439">woorden </text:span><text:span text:style-name="T375">(zie toelichting)</text:span><text:span text:style-name="T439">:</text:span></text:p>
      <text:p text:style-name="P3"><text:span text:style-name="Definition"><text:span text:style-name="T393">g</text:span></text:span><text:span text:style-name="Definition"><text:span text:style-name="T392">ebruiker</text:span></text:span><text:span text:style-name="Definition"><text:span text:style-name="T381"><text:tab/><text:tab/></text:span></text:span><text:span text:style-name="Definition"><text:span text:style-name="T399"> <text:tab/><text:tab/></text:span></text:span><text:span text:style-name="T382"><draw:control text:anchor-type="as-char" svg:y="-0.429cm" draw:z-index="14" draw:name="Gebruiker" draw:style-name="gr2" draw:text-style-name="P99" svg:width="6.061cm" svg:height="0.6cm" draw:control="control15"><svg:title>Gebruiker</svg:title><svg:desc>Volledige naam, bijv. Jan Stek</svg:desc></draw:control></text:span><text:span text:style-name="T382"><text:tab/></text:span><text:span text:style-name="T383">(</text:span><text:span text:style-name="T377">volledige naam, bijv. </text:span><text:span text:style-name="T379">J</text:span><text:span text:style-name="T398">a</text:span><text:span text:style-name="T379">n </text:span><text:span text:style-name="T398">Jansen</text:span><text:span text:style-name="T378">)</text:span></text:p>
      <text:p text:style-name="Standard"><text:span text:style-name="Definition"><text:span text:style-name="T393">g</text:span></text:span><text:span text:style-name="Definition"><text:span text:style-name="T392">ebruikersnaam</text:span></text:span><text:span text:style-name="Definition"><text:span text:style-name="T376"><text:tab/></text:span></text:span><text:span text:style-name="Definition"><text:span text:style-name="T376"><draw:control text:anchor-type="as-char" svg:y="-0.429cm" draw:z-index="15" draw:name="Gberuikersnaam" draw:style-name="gr2" draw:text-style-name="P99" svg:width="6.061cm" svg:height="0.6cm" draw:control="control16"><svg:title>Gebruikersnaam</svg:title><svg:desc>Korte naam, bijv. jan</svg:desc></draw:control></text:span></text:span><text:span text:style-name="Definition"><text:span text:style-name="T376"><text:tab/></text:span></text:span><text:span text:style-name="T422">(korte naam, bijv. </text:span><text:span text:style-name="T321">j</text:span><text:span text:style-name="T322">an</text:span><text:span text:style-name="T422">)</text:span></text:p>
      <text:p text:style-name="P2"><text:span text:style-name="Definition"><text:span text:style-name="T396">c</text:span></text:span><text:span text:style-name="Definition"><text:span text:style-name="T395">omputernaam</text:span></text:span><text:span text:style-name="Definition"><text:span text:style-name="T384"><text:tab/><text:tab/></text:span></text:span><text:span text:style-name="Definition"><text:span text:style-name="T382"><draw:control text:anchor-type="as-char" svg:y="-0.429cm" draw:z-index="16" draw:name="Computernaam" draw:style-name="gr2" draw:text-style-name="P99" svg:width="6.061cm" svg:height="0.6cm" draw:control="control17"><svg:title>Computernaam</svg:title><svg:desc>Unieke naam van de computer</svg:desc></draw:control></text:span></text:span><text:span text:style-name="Definition"><text:span text:style-name="T382"><text:tab/></text:span></text:span><text:span text:style-name="Definition"><text:span text:style-name="T385">(</text:span></text:span><text:span text:style-name="Definition"><text:span text:style-name="T386">naam van de compute</text:span></text:span><text:span text:style-name="Definition"><text:span text:style-name="T387">r, </text:span></text:span><text:span text:style-name="Definition"><text:span text:style-name="T388">bijv. pc01</text:span></text:span><text:span text:style-name="Definition"><text:span text:style-name="T385">)</text:span></text:span></text:p>
      <text:p text:style-name="P2"><text:span text:style-name="Definition"><text:span text:style-name="T393">o</text:span></text:span><text:span text:style-name="Definition"><text:span text:style-name="T392">pstartmenu</text:span></text:span><text:span text:style-name="Definition"><text:span text:style-name="T382"><text:tab/><text:tab/><text:tab/></text:span></text:span><text:span text:style-name="Definition"><text:span text:style-name="T382"><draw:control text:anchor-type="as-char" svg:y="-0.429cm" draw:z-index="17" draw:name="Opstartmenu" draw:style-name="gr2" draw:text-style-name="P99" svg:width="6.061cm" svg:height="0.6cm" draw:control="control18"><svg:title>Opstartmenu</svg:title><svg:desc>Toets voor het opstartmenu ("bootmenu")</svg:desc></draw:control></text:span></text:span><text:span text:style-name="Definition"><text:span text:style-name="T382"><text:tab/></text:span></text:span><text:span text:style-name="Definition"><text:span text:style-name="T385">(</text:span></text:span><text:span text:style-name="Definition"><text:span text:style-name="T386">to</text:span></text:span><text:span text:style-name="Definition"><text:span text:style-name="T389">ets voor het opstartmedium</text:span></text:span><text:span text:style-name="Definition"><text:span text:style-name="T390">)</text:span></text:span></text:p>
      <text:p text:style-name="P2"><text:span text:style-name="Definition"><text:span text:style-name="T396">i</text:span></text:span><text:span text:style-name="Definition"><text:span text:style-name="T397">nstellingen</text:span></text:span><text:span text:style-name="T385"><text:tab/><text:tab/> <text:tab/></text:span><text:span text:style-name="T385"><draw:control text:anchor-type="as-char" svg:y="-0.429cm" draw:z-index="13" draw:name="Instellingen" draw:style-name="gr2" draw:text-style-name="P99" svg:width="6.061cm" svg:height="0.6cm" draw:control="control14"><svg:title>Instellingen</svg:title><svg:desc>Toets voor het BIOS/UEFI-scherm ("setup")</svg:desc></draw:control></text:span><text:span text:style-name="T385"><text:tab/>(</text:span><text:span text:style-name="T386">toets voor het BIOS/UEFI-scherm</text:span><text:span text:style-name="T385">)</text:span></text:p>
      <text:p text:style-name="P5"><text:span text:style-name="T323">Vervang </text:span><text:span text:style-name="Definition"><text:span text:style-name="T424">schuingedrukte</text:span></text:span><text:span text:style-name="T323"> </text:span><text:span text:style-name="T324">woorden </text:span><text:span text:style-name="T323">in deze checklist door </text:span><text:span text:style-name="T324">boven</text:span><text:span text:style-name="T323">staande waarden.</text:span></text:p>
      <text:p text:style-name="P12"/>
      <text:p text:style-name="P1"><text:span text:style-name="Strong_20_Emphasis"><text:span text:style-name="T331"/></text:span></text:p>
      <text:p text:style-name="P4"><text:span text:style-name="T325">Nog niet op Linux?<text:tab/></text:span><text:span text:style-name="T329"><text:tab/></text:span><text:span text:style-name="T330">G</text:span><text:span text:style-name="T326">ebruik </text:span><text:span text:style-name="Strong_20_Emphasis"><text:span text:style-name="T333">Checklist migratie</text:span></text:span><text:span text:style-name="T326"> op </text:span><text:a xlink:type="simple" xlink:href="https://karelzimer.nl/" text:style-name="Internet_20_link" text:visited-style-name="Visited_20_Internet_20_Link"><text:span text:style-name="Internet_20_link"><text:span text:style-name="T423">karelzimmer.nl</text:span></text:span></text:a><text:span text:style-name="T327"> onder </text:span><text:span text:style-name="T332">Linux</text:span><text:span text:style-name="T328">.</text:span></text:p>
      <text:p text:style-name="P46"><text:span text:style-name="T290">Nieuwe installatie?<text:tab/></text:span><text:span text:style-name="T292"></text:span><text:span text:style-name="T294"><text:tab/></text:span><text:span text:style-name="T293">B</text:span><text:span text:style-name="T290">egin bij hoofdstuk </text:span><text:span text:style-name="T295"><text:bookmark-ref text:reference-format="page" text:ref-name="__RefNumPara__4009_1271708128">2</text:bookmark-ref></text:span><text:span text:style-name="T290"><text:s text:c="2"/></text:span><text:span text:style-name="T296"><text:bookmark-ref text:reference-format="text" text:ref-name="__RefNumPara__4009_1271708128">Installatie uitvoeren</text:bookmark-ref></text:span><text:span text:style-name="T291">.</text:span></text:p>
      <text:p text:style-name="P25"/>
      <text:list xml:id="list4021009252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532983958752">
          <table:table-cell table:style-name="_31_._5f_Installatie_5f_voorbereiden.A1" office:value-type="string">
            <text:p text:style-name="P65"><text:span text:style-name="Strong_20_Emphasis"><text:span text:style-name="T101"><text:s/></text:span></text:span><text:span text:style-name="Strong_20_Emphasis"><text:span text:style-name="T165"><draw:control text:anchor-type="as-char" draw:z-index="25" draw:name="Vorm3_ 1" draw:style-name="gr1" draw:text-style-name="P98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5"><text:span text:style-name="User_20_Entry"><text:span text:style-name="T266">I</text:span></text:span><text:span text:style-name="User_20_Entry"><text:span text:style-name="T265">n </text:span></text:span><text:span text:style-name="User_20_Entry"><text:span text:style-name="T267">Bitwarden</text:span></text:span><text:span text:style-name="User_20_Entry"><text:span text:style-name="T265"> met</text:span></text:span><text:span text:style-name="User_20_Entry"><text:span text:style-name="T264"> </text:span></text:span><text:span text:style-name="User_20_Entry"><text:span text:style-name="T268">Terminalvenster</text:span></text:span><text:span text:style-name="User_20_Entry"><text:span text:style-name="T264">: </text:span></text:span><text:span text:style-name="User_20_Entry"><text:span text:style-name="T284">sudo </text:span></text:span><text:span text:style-name="User_20_Entry"><text:span text:style-name="T286">more</text:span></text:span><text:span text:style-name="User_20_Entry"><text:span text:style-name="T284"> </text:span></text:span><text:span text:style-name="User_20_Entry"><text:span text:style-name="T285">/etc/NetworkManager/system-connections/</text:span></text:span><text:span text:style-name="User_20_Entry"><text:span text:style-name="T284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532985245744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4"/>
          </table:table-cell>
        </table:table-row>
        <table:table-row table:style-name="TableLine94532985211056">
          <table:table-cell table:style-name="_31_._5f_Installatie_5f_voorbereiden.A1" office:value-type="string">
            <text:p text:style-name="P63"><text:span text:style-name="Strong_20_Emphasis"><text:span text:style-name="T101"><text:s/></text:span></text:span><text:span text:style-name="Strong_20_Emphasis"><text:span text:style-name="T165"><draw:control text:anchor-type="as-char" draw:z-index="20" draw:name="Vorm3_0" draw:style-name="gr1" draw:text-style-name="P98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1">Aanmelden als </text:span></text:span><text:span text:style-name="Definition"><text:span text:style-name="T426">gebruike</text:span></text:span><text:span text:style-name="Definition"><text:span text:style-name="T427">r</text:span></text:span><text:span text:style-name="Strong_20_Emphasis"><text:span text:style-name="T102"><text:note text:id="ftn3" text:note-class="footnote"><text:note-citation>3</text:note-citation><text:note-body><text:p text:style-name="P83"><text:span text:style-name="User_20_Entry"><text:span text:style-name="T263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532985281040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532985281328">
          <table:table-cell table:style-name="_31_._5f_Installatie_5f_voorbereid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</text:span></text:span></text:p>
          </table:table-cell>
        </table:table-row>
        <table:table-row table:style-name="TableLine94532985281616">
          <table:table-cell table:style-name="_31_._5f_Installatie_5f_voorbereiden.A1" office:value-type="string">
            <text:p text:style-name="P72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2"><text:span text:style-name="T431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26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279">wget karelzimmer.nl/</text:span></text:span><text:span text:style-name="User_20_Entry"><text:span text:style-name="T280">kz</text:span></text:span><text:span text:style-name="User_20_Entry"><text:span text:style-name="T259"><text:line-break/></text:span></text:span><text:span text:style-name="User_20_Entry"><text:span text:style-name="T279">bash </text:span></text:span><text:span text:style-name="User_20_Entry"><text:span text:style-name="T280">kz</text:span></text:span></text:p>
          </table:table-cell>
        </table:table-row>
        <table:table-row table:style-name="TableLine94532985281904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7"><text:span text:style-name="T431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532985282192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532985282480">
          <table:table-cell table:style-name="_31_._5f_Installatie_5f_voorbereiden.A1" office:value-type="string">
            <text:p text:style-name="P57"><text:span text:style-name="Strong_20_Emphasis"><text:span text:style-name="T118"><text:s/></text:span></text:span><text:span text:style-name="Strong_20_Emphasis"><text:span text:style-name="Strong_20_Emphasis"><text:span text:style-name="T167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30">Bereid de installatie voor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1">druk </text:span></text:span><text:span text:style-name="Strong_20_Emphasis"><text:span text:style-name="T132">op de </text:span></text:span><text:span text:style-name="Strong_20_Emphasis"><text:span text:style-name="T133">Super</text:span></text:span><text:span text:style-name="Strong_20_Emphasis"><text:span text:style-name="T132">-toets</text:span></text:span><text:span text:style-name="Strong_20_Emphasis"><text:span text:style-name="T50"><text:note text:id="ftn4" text:note-class="footnote"><text:note-citation>4</text:note-citation><text:note-body><text:p text:style-name="P81"><text:span text:style-name="T287">D</text:span>e <text:span text:style-name="T408">Super</text:span>-toets <text:span text:style-name="T287">is </text:span>de Windows<text:span text:style-name="T412">-</text:span><text:span text:style-name="T407">toets</text:span>, <text:span text:style-name="T412">C</text:span>ommand-<text:span text:style-name="T407">toets</text:span>, of <text:span text:style-name="T412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34">t</text:span></text:span><text:span text:style-name="Strong_20_Emphasis"><text:span text:style-name="T135">yp </text:span></text:span><text:span text:style-name="Strong_20_Emphasis"><text:span text:style-name="T209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37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</text:span></text:span><text:span text:style-name="Strong_20_Emphasis"><text:span text:style-name="T168">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2">.</text:span></text:span></text:p>
          </table:table-cell>
        </table:table-row>
        <table:table-row table:style-name="TableLine94532985282768">
          <table:table-cell table:style-name="_31_._5f_Installatie_5f_voorbereiden.A1" office:value-type="string">
            <text:p text:style-name="P73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39">K</text:span></text:span><text:span text:style-name="Strong_20_Emphasis"><text:span text:style-name="T140">ie</text:span></text:span><text:span text:style-name="Strong_20_Emphasis"><text:span text:style-name="T141">s</text:span></text:span><text:span text:style-name="Strong_20_Emphasis"><text:span text:style-name="T129"> </text:span></text:span><text:span text:style-name="Strong_20_Emphasis"><text:span text:style-name="T249">1</text:span></text:span><text:span text:style-name="Strong_20_Emphasis"><text:span text:style-name="T250"> </text:span></text:span><text:span text:style-name="Strong_20_Emphasis"><text:span text:style-name="T251">In</text:span></text:span><text:span text:style-name="Strong_20_Emphasis"><text:span text:style-name="T225">stallatie voorbereiden</text:span></text:span><text:span text:style-name="Strong_20_Emphasis"><text:span text:style-name="T142"> </text:span></text:span><text:span text:style-name="Strong_20_Emphasis"><text:span text:style-name="T128">en volg </text:span></text:span><text:span text:style-name="Strong_20_Emphasis"><text:span text:style-name="T129">de aanwijzingen op het scherm.</text:span></text:span></text:p>
          </table:table-cell>
        </table:table-row>
      </table:table>
      <text:p text:style-name="P15"/>
      <text:list xml:id="list91315245824447" text:continue-numbering="true" text:style-name="L1">
        <text:list-item>
          <text:p text:style-name="P96"><text:bookmark-start text:name="__RefNumPara__4009_1271708128"/><text:span text:style-name="Strong_20_Emphasis"><text:span text:style-name="T420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32985253648">
          <table:table-cell table:style-name="_32_._5f_Installatie_5f_uitvoer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8">Start de computer op vanaf </text:span><text:span text:style-name="T342">een </text:span><text:span text:style-name="T342"><text:reference-ref text:reference-format="text" text:ref-name="Distributie">Ubuntu</text:reference-ref></text:span><text:span text:style-name="T342"><text:s/></text:span><text:span text:style-name="T8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0"><text:span text:style-name="T402">Vanaf ee</text:span>n Live <text:span text:style-name="T406">USB-stick of </text:span><text:span text:style-name="T288">C</text:span><text:span text:style-name="T406">D</text:span><text:span text:style-name="T3"> </text:span>kunt <text:span text:style-name="T402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2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404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403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78"> of </text:span><text:span text:style-name="T49">C</text:span><text:span text:style-name="T278">D</text:span><text:span text:style-name="T278"><text:note text:id="ftn7" text:note-class="footnote"><text:note-citation>3</text:note-citation><text:note-body><text:p text:style-name="Footnote"><text:span text:style-name="T445">Waar </text:span>in deze checklist “CD” <text:span text:style-name="T445">staat</text:span>, geldt dit zowel voor CD's, DVD's als BD's, omdat vanuit het oogpunt van het besturingssysteem al deze technologieën helemaal hetzelfde zijn.</text:p></text:note-body></text:note></text:span><text:span text:style-name="T277">.</text:span></text:p>
            <text:p text:style-name="P50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44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32">instellingen</text:span></text:span><text:span text:style-name="T260">.</text:span></text:p>
          </table:table-cell>
        </table:table-row>
        <table:table-row table:style-name="TableLine94532985256512">
          <table:table-cell table:style-name="_32_._5f_Installatie_5f_uitvoeren.A1" office:value-type="string">
            <text:p text:style-name="P57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69">Kies</text:span></text:span><text:span text:style-name="Strong_20_Emphasis"><text:span text:style-name="T54"> </text:span></text:span><text:span text:style-name="Strong_20_Emphasis"><text:span text:style-name="T170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0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532985259728">
          <table:table-cell table:style-name="_32_._5f_Installatie_5f_uitvoeren.A1" office:value-type="string">
            <text:p text:style-name="P57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19"><text:span text:style-name="T335">Kies </text:span><text:span text:style-name="T334">Ubuntu installeren </text:span><text:span text:style-name="Strong_20_Emphasis"><text:span text:style-name="T170">en druk op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T335">.</text:span></text:p>
          </table:table-cell>
        </table:table-row>
        <table:table-row table:style-name="TableLine9453298547110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7"><text:span text:style-name="Strong_20_Emphasis"><text:span text:style-name="T431"><text:s/></text:span></text:span><text:span text:style-name="T118"><draw:control text:anchor-type="as-char" draw:z-index="3" draw:name="Vorm12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4">Wel</text:span></text:span><text:span text:style-name="Strong_20_Emphasis"><text:span text:style-name="T224">k</text:span></text:span><text:span text:style-name="Strong_20_Emphasis"><text:span text:style-name="T235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6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532985500368">
          <table:table-cell table:style-name="_32_._5f_Installatie_5f_uitvoeren.A1" office:value-type="string">
            <text:p text:style-name="P57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81">O</text:span></text:span><text:span text:style-name="Strong_20_Emphasis"><text:span text:style-name="T182">p </text:span></text:span><text:span text:style-name="Strong_20_Emphasis"><text:span text:style-name="T183">het </text:span></text:span><text:span text:style-name="Strong_20_Emphasis"><text:span text:style-name="T184">scherm </text:span></text:span><text:span text:style-name="Strong_20_Emphasis"><text:span text:style-name="T236">Toetsenbord</text:span></text:span><text:span text:style-name="Strong_20_Emphasis"><text:span text:style-name="T237">indeling</text:span></text:span><text:span text:style-name="Strong_20_Emphasis"><text:span text:style-name="T184"> </text:span></text:span><text:span text:style-name="Strong_20_Emphasis"><text:span text:style-name="T185">controleer </text:span></text:span><text:span text:style-name="Strong_20_Emphasis"><text:span text:style-name="T186">de </text:span></text:span><text:span text:style-name="Strong_20_Emphasis"><text:span text:style-name="T187">te gebruiken </text:span></text:span><text:span text:style-name="Strong_20_Emphasis"><text:span text:style-name="T185">toetsenbordindeling </text:span></text:span><text:span text:style-name="Strong_20_Emphasis"><text:span text:style-name="T188">en </text:span></text:span><text:span text:style-name="Strong_20_Emphasis"><text:span text:style-name="T181">klik </text:span></text:span><text:span text:style-name="Strong_20_Emphasis"><text:span text:style-name="T184">op </text:span></text:span><text:span text:style-name="Strong_20_Emphasis"><text:span text:style-name="T231">Verder</text:span></text:span><text:span text:style-name="Strong_20_Emphasis"><text:span text:style-name="T184">.</text:span></text:span></text:p>
          </table:table-cell>
        </table:table-row>
        <table:table-row table:style-name="TableLine94532985500656">
          <table:table-cell table:style-name="_32_._5f_Installatie_5f_uitvoeren.A1" office:value-type="string">
            <text:p text:style-name="P57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8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532985500944">
          <table:table-cell table:style-name="_32_._5f_Installatie_5f_uitvoeren.A1" office:value-type="string">
            <text:p text:style-name="P57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9">Bijgewerkte pakketten en andere programmatuur</text:span></text:span><text:span text:style-name="Strong_20_Emphasis"><text:span text:style-name="T240"> </text:span></text:span><text:span text:style-name="T53">klik op </text:span><text:span text:style-name="Strong_20_Emphasis"><text:span text:style-name="T226">Verder</text:span></text:span><text:span text:style-name="Strong_20_Emphasis"><text:span text:style-name="T53">.</text:span></text:span></text:p>
          </table:table-cell>
        </table:table-row>
        <table:table-row table:style-name="TableLine94532985501232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532985501520">
          <table:table-cell table:style-name="_32_._5f_Installatie_5f_uitvoeren.A1" office:value-type="string">
            <text:p text:style-name="P57"><text:span text:style-name="Strong_20_Emphasis"><text:span text:style-name="T431"><text:s/></text:span></text:span><text:span text:style-name="T118"><draw:control text:anchor-type="as-char" draw:z-index="4" draw:name="Vorm16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Installatietype</text:span></text:span><text:span text:style-name="Strong_20_Emphasis"><text:span text:style-name="T189"> </text:span></text:span><text:span text:style-name="Strong_20_Emphasis"><text:span text:style-name="T190">selecteer</text:span></text:span><text:span text:style-name="Strong_20_Emphasis"><text:span text:style-name="T191"> </text:span></text:span><text:span text:style-name="Strong_20_Emphasis"><text:span text:style-name="T346">het gewenste </text:span></text:span><text:span text:style-name="Strong_20_Emphasis"><text:span text:style-name="T363">Installatie type</text:span></text:span><text:span text:style-name="Strong_20_Emphasis"><text:span text:style-name="T346">.</text:span></text:span></text:p>
          </table:table-cell>
        </table:table-row>
        <table:table-row table:style-name="TableLine94532985501808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7"><text:span text:style-name="Strong_20_Emphasis"><text:span text:style-name="T347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1">Verder</text:span></text:span><text:span text:style-name="Strong_20_Emphasis"><text:span text:style-name="T95"> en </text:span></text:span><text:span text:style-name="Strong_20_Emphasis"><text:span text:style-name="T175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3">k</text:span></text:span><text:span text:style-name="Strong_20_Emphasis"><text:span text:style-name="T204">lik op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204">.</text:span></text:span></text:p>
          </table:table-cell>
        </table:table-row>
        <table:table-row table:style-name="TableLine94532985502096">
          <table:table-cell table:style-name="_32_._5f_Installatie_5f_uitvoeren.A1" office:value-type="string">
            <text:p text:style-name="P75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8">Verder</text:span></text:span><text:span text:style-name="Strong_20_Emphasis"><text:span text:style-name="T75">.</text:span></text:span></text:p>
          </table:table-cell>
        </table:table-row>
        <table:table-row table:style-name="TableLine94532985502384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532985502672">
          <table:table-cell table:style-name="_32_._5f_Installatie_5f_uitvoeren.A1" office:value-type="string">
            <text:p text:style-name="P57"><text:span text:style-name="Strong_20_Emphasis"><text:span text:style-name="T431"><text:s/></text:span></text:span><text:span text:style-name="T118"><draw:control text:anchor-type="as-char" draw:z-index="5" draw:name="Vorm19" draw:style-name="gr1" draw:text-style-name="P98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8">O</text:span></text:span><text:span text:style-name="Strong_20_Emphasis"><text:span text:style-name="T349">p </text:span></text:span><text:span text:style-name="Strong_20_Emphasis"><text:span text:style-name="T350">het </text:span></text:span><text:span text:style-name="Strong_20_Emphasis"><text:span text:style-name="T351">scherm </text:span></text:span><text:span text:style-name="Strong_20_Emphasis"><text:span text:style-name="T364">Waar bevindt u zich?</text:span></text:span><text:span text:style-name="Strong_20_Emphasis"><text:span text:style-name="T351"> </text:span></text:span><text:span text:style-name="Strong_20_Emphasis"><text:span text:style-name="T352">controleer </text:span></text:span><text:span text:style-name="Strong_20_Emphasis"><text:span text:style-name="T353">de </text:span></text:span><text:span text:style-name="Strong_20_Emphasis"><text:span text:style-name="T352">locatie en </text:span></text:span><text:span text:style-name="Strong_20_Emphasis"><text:span text:style-name="T348">klik </text:span></text:span><text:span text:style-name="Strong_20_Emphasis"><text:span text:style-name="T351">op </text:span></text:span><text:span text:style-name="Strong_20_Emphasis"><text:span text:style-name="T364">Verder</text:span></text:span><text:span text:style-name="Strong_20_Emphasis"><text:span text:style-name="T351">.</text:span></text:span></text:p>
          </table:table-cell>
        </table:table-row>
        <table:table-row table:style-name="TableLine94532985502960">
          <table:table-cell table:style-name="_32_._5f_Installatie_5f_uitvoeren.A1" office:value-type="string">
            <text:p text:style-name="P57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7"><text:span text:style-name="T365">Op </text:span><text:span text:style-name="T366">het </text:span><text:span text:style-name="T364">scherm </text:span><text:span text:style-name="Strong_20_Emphasis"><text:span text:style-name="T364">Wie bent u?</text:span></text:span><text:span text:style-name="T364"> </text:span><text:span text:style-name="T365">vul </text:span><text:span text:style-name="T367">in </text:span><text:span text:style-name="Strong_20_Emphasis"><text:span text:style-name="T368">Uw n</text:span></text:span><text:span text:style-name="Strong_20_Emphasis"><text:span text:style-name="T369">aam</text:span></text:span><text:span text:style-name="Strong_20_Emphasis"><text:span text:style-name="T354"> </text:span></text:span><text:span text:style-name="Definition"><text:span text:style-name="T433">gebruiker</text:span></text:span><text:span text:style-name="Strong_20_Emphasis"><text:span text:style-name="T355">, <text:line-break/></text:span></text:span><text:span text:style-name="Strong_20_Emphasis"><text:span text:style-name="T369">Naam </text:span></text:span><text:span text:style-name="Strong_20_Emphasis"><text:span text:style-name="T368">van uw </text:span></text:span><text:span text:style-name="Strong_20_Emphasis"><text:span text:style-name="T370">computer</text:span></text:span><text:span text:style-name="Definition"><text:span text:style-name="T429"> </text:span></text:span><text:span text:style-name="Definition"><text:span text:style-name="T433">computernaam</text:span></text:span><text:span text:style-name="Strong_20_Emphasis"><text:span text:style-name="T354">,<text:line-break/></text:span></text:span><text:span text:style-name="Strong_20_Emphasis"><text:span text:style-name="T368">Kies een g</text:span></text:span><text:span text:style-name="Strong_20_Emphasis"><text:span text:style-name="T370">ebruikersnaam</text:span></text:span><text:span text:style-name="Strong_20_Emphasis"><text:span text:style-name="T354"> </text:span></text:span><text:span text:style-name="Definition"><text:span text:style-name="T433">gebruikersnaam</text:span></text:span><text:span text:style-name="Strong_20_Emphasis"><text:span text:style-name="T354">,<text:line-break/></text:span></text:span><text:span text:style-name="Strong_20_Emphasis"><text:span text:style-name="T356">g</text:span></text:span><text:span text:style-name="Strong_20_Emphasis"><text:span text:style-name="T345">eef tweemaal een </text:span></text:span><text:span text:style-name="Strong_20_Emphasis"><text:span text:style-name="T362">wachtwoord</text:span></text:span><text:span text:style-name="Strong_20_Emphasis"><text:span text:style-name="T345">,</text:span></text:span><text:span text:style-name="Strong_20_Emphasis"><text:span text:style-name="T359"> </text:span></text:span><text:span text:style-name="Strong_20_Emphasis"><text:span text:style-name="T360">en</text:span></text:span><text:span text:style-name="Strong_20_Emphasis"><text:span text:style-name="T359"> </text:span></text:span><text:span text:style-name="Strong_20_Emphasis"><text:span text:style-name="T361">k</text:span></text:span><text:span text:style-name="Strong_20_Emphasis"><text:span text:style-name="T345">lik op </text:span></text:span><text:span text:style-name="Strong_20_Emphasis"><text:span text:style-name="T362">Verder</text:span></text:span><text:span text:style-name="Strong_20_Emphasis"><text:span text:style-name="T345">.</text:span></text:span></text:p>
          </table:table-cell>
        </table:table-row>
        <table:table-row table:style-name="TableLine9453298550324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532985337408">
          <table:table-cell table:style-name="_32_._5f_Installatie_5f_uitvoeren.A1" office:value-type="string">
            <text:p text:style-name="P57"><text:span text:style-name="Strong_20_Emphasis"><text:span text:style-name="T431"><text:s/></text:span></text:span><text:span text:style-name="T118"><draw:control text:anchor-type="as-char" draw:z-index="6" draw:name="Vorm21" draw:style-name="gr1" draw:text-style-name="P98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57">O</text:span></text:span><text:span text:style-name="Strong_20_Emphasis"><text:span text:style-name="T358">p het scherm </text:span></text:span><text:span text:style-name="Strong_20_Emphasis"><text:span text:style-name="T371">Installatie voltooid</text:span></text:span><text:span text:style-name="Strong_20_Emphasis"><text:span text:style-name="T358"> </text:span></text:span><text:span text:style-name="Strong_20_Emphasis"><text:span text:style-name="T357">klik </text:span></text:span><text:span text:style-name="Strong_20_Emphasis"><text:span text:style-name="T345">op </text:span></text:span><text:span text:style-name="Strong_20_Emphasis"><text:span text:style-name="T362">Nu herstarten</text:span></text:span><text:span text:style-name="Strong_20_Emphasis"><text:span text:style-name="T345">.</text:span></text:span></text:p>
          </table:table-cell>
        </table:table-row>
        <table:table-row table:style-name="TableLine9453298535276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532985477120">
          <table:table-cell table:style-name="_32_._5f_Installatie_5f_uitvoer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2">Verwijder </text:span></text:span><text:span text:style-name="Strong_20_Emphasis"><text:span text:style-name="T193">het </text:span></text:span><text:span text:style-name="Strong_20_Emphasis"><text:span text:style-name="T192">installatiemedium (</text:span></text:span><text:span text:style-name="Strong_20_Emphasis"><text:span text:style-name="T194">USB-stick of </text:span></text:span><text:span text:style-name="Strong_20_Emphasis"><text:span text:style-name="T173">C</text:span></text:span><text:span text:style-name="Strong_20_Emphasis"><text:span text:style-name="T194">D</text:span></text:span><text:span text:style-name="Strong_20_Emphasis"><text:span text:style-name="T52"><text:note-ref text:note-class="footnote" text:reference-format="text" text:ref-name="ftn7">3</text:note-ref></text:span></text:span><text:span text:style-name="Strong_20_Emphasis"><text:span text:style-name="T192">) </text:span></text:span><text:span text:style-name="Strong_20_Emphasis"><text:span text:style-name="T195">en</text:span></text:span><text:span text:style-name="Strong_20_Emphasis"><text:span text:style-name="T192"> </text:span></text:span><text:span text:style-name="Strong_20_Emphasis"><text:span text:style-name="T196">druk </text:span></text:span><text:span text:style-name="Strong_20_Emphasis"><text:span text:style-name="T197">op</text:span></text:span><text:span text:style-name="Strong_20_Emphasis"><text:span text:style-name="T196">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Strong_20_Emphasis"><text:span text:style-name="T198">.</text:span></text:span></text:p>
          </table:table-cell>
        </table:table-row>
      </table:table>
      <text:p text:style-name="P49"><text:span text:style-name="Strong_20_Emphasis"><text:span text:style-name="T196"/></text:span></text:p>
      <text:list xml:id="list91315881318241" text:continue-numbering="true" text:style-name="L1">
        <text:list-item>
          <text:p text:style-name="P94"><text:span text:style-name="Strong_20_Emphasis"><text:span text:style-name="T242">Installatie </text:span></text:span><text:span text:style-name="Strong_20_Emphasis"><text:span text:style-name="T243">afronden</text:span></text:span></text:p>
        </text:list-item>
      </text:list>
      <text:p text:style-name="P53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32985409456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8" draw:name="Vorm24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5">Aanmelden als </text:span></text:span><text:span text:style-name="Definition"><text:span text:style-name="T425">gebruiker</text:span></text:span><text:span text:style-name="Strong_20_Emphasis"><text:span text:style-name="T85">.</text:span></text:span></text:p>
          </table:table-cell>
        </table:table-row>
        <table:table-row table:style-name="TableLine9453298557396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><text:span text:style-name="Strong_20_Emphasis"><text:span text:style-name="T199"/></text:span></text:p>
          </table:table-cell>
        </table:table-row>
        <table:table-row table:style-name="TableLine94532985601008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2">Overslaan</text:span></text:span><text:span text:style-name="Strong_20_Emphasis"><text:span text:style-name="T98"> en </text:span></text:span><text:span text:style-name="Strong_20_Emphasis"><text:span text:style-name="T244">Volgende</text:span></text:span><text:span text:style-name="Strong_20_Emphasis"><text:span text:style-name="T199">.</text:span></text:span></text:p>
          </table:table-cell>
        </table:table-row>
        <table:table-row table:style-name="TableLine94532985552112">
          <table:table-cell table:style-name="_33_._5f_Installatie_5f_afronden.A1" office:value-type="string">
            <text:p text:style-name="P58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5">Klaar om te beginnen </text:span></text:span><text:span text:style-name="Strong_20_Emphasis"><text:span text:style-name="T199">klik op </text:span></text:span><text:span text:style-name="Strong_20_Emphasis"><text:span text:style-name="T244">Vol</text:span></text:span><text:span text:style-name="Strong_20_Emphasis"><text:span text:style-name="T246">tooid</text:span></text:span><text:span text:style-name="Strong_20_Emphasis"><text:span text:style-name="T199">.</text:span></text:span></text:p>
          </table:table-cell>
        </table:table-row>
        <table:table-row table:style-name="TableLine9453298566030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532985720960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10" draw:name="Vorm27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3">Standaard</text:span></text:span><text:span text:style-name="Strong_20_Emphasis"><text:span text:style-name="T99"> of </text:span></text:span><text:span text:style-name="Strong_20_Emphasis"><text:span text:style-name="T223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200">s</text:span></text:span><text:span text:style-name="Strong_20_Emphasis"><text:span text:style-name="T202"> </text:span></text:span><text:span text:style-name="Strong_20_Emphasis"><text:span text:style-name="T201">toe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6">druk op de </text:span></text:span><text:span text:style-name="Strong_20_Emphasis"><text:span text:style-name="T133">Super</text:span></text:span><text:span text:style-name="Strong_20_Emphasis"><text:span text:style-name="T136">-toets</text:span></text:span><text:span text:style-name="Strong_20_Emphasis"><text:span text:style-name="T136"><text:note text:id="ftn8" text:note-class="footnote"><text:note-citation>1</text:note-citation><text:note-body><text:p text:style-name="P47"><text:span text:style-name="T302">De </text:span><text:span text:style-name="T303">Super</text:span><text:span text:style-name="T302">-toets is de Windows</text:span><text:span text:style-name="T304">-</text:span><text:span text:style-name="T305">toets</text:span><text:span text:style-name="T302">, </text:span><text:span text:style-name="T304">C</text:span><text:span text:style-name="T302">ommand-</text:span><text:span text:style-name="T305">toets</text:span><text:span text:style-name="T302">, of </text:span><text:span text:style-name="T304">V</text:span><text:span text:style-name="T302">ergrootglas-toets.</text:span>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1">geb</text:span></text:span><text:span text:style-name="Strong_20_Emphasis"><text:span text:style-name="T212">r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</text:span></text:span><text:span text:style-name="Strong_20_Emphasis"><text:span text:style-name="T145">bij </text:span></text:span><text:span text:style-name="Strong_20_Emphasis"><text:span text:style-name="T229">Instellingen </text:span></text:span><text:span text:style-name="Strong_20_Emphasis"><text:span text:style-name="T146">rechts o</text:span></text:span><text:span text:style-name="Strong_20_Emphasis"><text:span text:style-name="T120">p </text:span></text:span><text:span text:style-name="Strong_20_Emphasis"><text:span text:style-name="T230">Gebruikers</text:span></text:span><text:span text:style-name="Strong_20_Emphasis"><text:span text:style-name="T147">.</text:span></text:span></text:p>
          </table:table-cell>
        </table:table-row>
        <table:table-row table:style-name="TableLine9453298568036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4"><text:span text:style-name="Strong_20_Emphasis"><text:span text:style-name="T174">Klik links</text:span></text:span><text:span text:style-name="Strong_20_Emphasis"><text:span text:style-name="T205"> </text:span></text:span><text:span text:style-name="Strong_20_Emphasis"><text:span text:style-name="T148">op </text:span></text:span><text:span text:style-name="Strong_20_Emphasis"><text:span text:style-name="T213">Ontgrendelen</text:span></text:span><text:span text:style-name="Strong_20_Emphasis"><text:span text:style-name="T148"> </text:span></text:span><text:span text:style-name="Strong_20_Emphasis"><text:span text:style-name="T149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49">.</text:span></text:span></text:p>
          </table:table-cell>
        </table:table-row>
        <table:table-row table:style-name="TableLine9453298558024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4"><text:span text:style-name="Strong_20_Emphasis"><text:span text:style-name="T205">Sluit </text:span></text:span><text:span text:style-name="Strong_20_Emphasis"><text:span text:style-name="T252">Gebruiker toevoegen</text:span></text:span><text:span text:style-name="Strong_20_Emphasis"><text:span text:style-name="T149">.</text:span></text:span></text:p>
          </table:table-cell>
        </table:table-row>
        <table:table-row table:style-name="TableLine9453298557156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532985729296">
          <table:table-cell table:style-name="_33_._5f_Installatie_5f_afronden.A1" office:value-type="string">
            <text:p text:style-name="P43"><text:span text:style-name="Strong_20_Emphasis"><text:span text:style-name="T106"><text:s/></text:span></text:span><text:span text:style-name="Strong_20_Emphasis"><text:span text:style-name="T166"><draw:control text:anchor-type="as-char" draw:z-index="24" draw:name="Vorm 2" draw:style-name="gr1" draw:text-style-name="P98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7">Controleer </text:span></text:span><text:span text:style-name="Strong_20_Emphasis"><text:span text:style-name="T178">of er </text:span></text:span><text:span text:style-name="Strong_20_Emphasis"><text:span text:style-name="T179">extra stuurprogramma's zijn</text:span></text:span><text:span text:style-name="Strong_20_Emphasis"><text:span text:style-name="T178"> </text:span></text:span><text:span text:style-name="Strong_20_Emphasis"><text:span text:style-name="T180">via </text:span></text:span><text:span text:style-name="Strong_20_Emphasis"><text:span text:style-name="T107">een </text:span></text:span><text:span text:style-name="Strong_20_Emphasis"><text:span text:style-name="T108">druk</text:span></text:span><text:span text:style-name="Strong_20_Emphasis"><text:span text:style-name="T107"> op</text:span></text:span><text:span text:style-name="Strong_20_Emphasis"><text:span text:style-name="T109"> de </text:span></text:span><text:span text:style-name="Strong_20_Emphasis"><text:span text:style-name="T110">Super</text:span></text:span><text:span text:style-name="Strong_20_Emphasis"><text:span text:style-name="T109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112">yp </text:span></text:span><text:span text:style-name="Strong_20_Emphasis"><text:span text:style-name="T217">stuu</text:span></text:span><text:span text:style-name="Strong_20_Emphasis"><text:span text:style-name="T113"> </text:span></text:span><text:span text:style-name="Strong_20_Emphasis"><text:span text:style-name="T114">e</text:span></text:span><text:span text:style-name="Strong_20_Emphasis"><text:span text:style-name="T115">n </text:span></text:span><text:span text:style-name="Strong_20_Emphasis"><text:span text:style-name="T116">k</text:span></text:span><text:span text:style-name="Strong_20_Emphasis"><text:span text:style-name="T115">lik op het pictogram van</text:span></text:span><text:span text:style-name="Strong_20_Emphasis"><text:span text:style-name="T117"> </text:span></text:span><text:span text:style-name="Strong_20_Emphasis"><text:span text:style-name="T218">Ex</text:span></text:span><text:span text:style-name="Strong_20_Emphasis"><text:span text:style-name="T219">tra stuurprogramma's</text:span></text:span><text:span text:style-name="Strong_20_Emphasis"><text:span text:style-name="T107">.</text:span></text:span></text:p>
          </table:table-cell>
        </table:table-row>
        <table:table-row table:style-name="TableLine9453298556772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53298554616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532985536736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11" draw:name="Vorm29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30">een </text:span></text:span><text:span text:style-name="Strong_20_Emphasis"><text:span text:style-name="T150">druk</text:span></text:span><text:span text:style-name="Strong_20_Emphasis"><text:span text:style-name="T130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4">upd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54">Updatebeheer</text:span></text:span><text:span text:style-name="Strong_20_Emphasis"><text:span text:style-name="T151">.</text:span></text:span></text:p>
          </table:table-cell>
        </table:table-row>
        <table:table-row table:style-name="TableLine94532985674704">
          <table:table-cell table:style-name="_33_._5f_Installatie_5f_afronden.A1" office:value-type="string">
            <text:p text:style-name="P58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56"><text:span text:style-name="T336">Als</text:span><text:span text:style-name="T337"> </text:span><text:span text:style-name="T338">er </text:span><text:span text:style-name="T337">updates beschikbaar zijn, k</text:span><text:span text:style-name="T339">lik op </text:span><text:span text:style-name="Strong_20_Emphasis"><text:span text:style-name="T339">Nu installeren</text:span></text:span><text:span text:style-name="T339">.</text:span></text:p>
          </table:table-cell>
        </table:table-row>
        <table:table-row table:style-name="TableLine94532985725504">
          <table:table-cell table:style-name="_33_._5f_Installatie_5f_afronden.A1" office:value-type="string">
            <text:p text:style-name="P58"><text:span text:style-name="Strong_20_Emphasis"><text:span text:style-name="T167"/></text:span></text:p>
          </table:table-cell>
          <table:table-cell table:style-name="_33_._5f_Installatie_5f_afronden.A1" office:value-type="string">
            <text:p text:style-name="P56"><text:span text:style-name="T340">A</text:span><text:span text:style-name="T431">ls </text:span><text:span text:style-name="Strong_20_Emphasis"><text:span text:style-name="T341">Updatebeheer </text:span></text:span><text:span text:style-name="T431">hierom vraagt, </text:span><text:span text:style-name="T434">h</text:span><text:span text:style-name="T431">erstart </text:span><text:span text:style-name="T435">de</text:span><text:span text:style-name="T431"> computer </text:span><text:span text:style-name="T436">en daarna weer aanmelden als </text:span><text:span text:style-name="Definition"><text:span text:style-name="T428">gebruiker</text:span></text:span><text:span text:style-name="T431">.</text:span></text:p>
          </table:table-cell>
        </table:table-row>
        <table:table-row table:style-name="TableLine9453298571361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532985719088">
          <table:table-cell table:style-name="_33_._5f_Installatie_5f_afrond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18" draw:name="Vorm4_1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 </text:span></text:span></text:p>
          </table:table-cell>
        </table:table-row>
        <table:table-row table:style-name="TableLine94532985545408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7"><text:span text:style-name="T437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52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532985548864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8"><text:span text:style-name="T431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532985529824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532985696432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12" draw:name="Vorm37" draw:style-name="gr1" draw:text-style-name="P9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53">Rond de</text:span></text:span><text:span text:style-name="Strong_20_Emphasis"><text:span text:style-name="T154"> installatie </text:span></text:span><text:span text:style-name="Strong_20_Emphasis"><text:span text:style-name="T153">af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532985698480">
          <table:table-cell table:style-name="_33_._5f_Installatie_5f_afronden.A1" office:value-type="string">
            <text:p text:style-name="P58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3</text:span></text:span><text:span text:style-name="Strong_20_Emphasis"><text:span text:style-name="T206"> </text:span></text:span><text:span text:style-name="Strong_20_Emphasis"><text:span text:style-name="T256">Installatie</text:span></text:span><text:span text:style-name="Strong_20_Emphasis"><text:span text:style-name="T257"> </text:span></text:span><text:span text:style-name="Strong_20_Emphasis"><text:span text:style-name="T258">afrond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</text:span></text:span><text:span text:style-name="Strong_20_Emphasis"><text:span text:style-name="T207"><text:note text:id="ftn9" text:note-class="footnote"><text:note-citation>2</text:note-citation><text:note-body><text:p text:style-name="P86"><text:span text:style-name="T440">De installatie </text:span>kan nagelopen worden <text:span text:style-name="T416">met </text:span>bestand <text:span text:style-name="T343">A</text:span><text:span text:style-name="T441">ppli</text:span><text:span text:style-name="T442">j</text:span><text:span text:style-name="T441">st</text:span> in <text:span text:style-name="T416">map</text:span><text:span text:style-name="T414"> </text:span><text:span text:style-name="T415">kz</text:span><text:span text:style-name="T416"> </text:span><text:span text:style-name="T417">in </text:span><text:span text:style-name="T414">Documenten</text:span>.</text:p></text:note-body></text:note></text:span></text:span><text:span text:style-name="Strong_20_Emphasis"><text:span text:style-name="T129">.</text:span></text:span></text:p>
          </table:table-cell>
        </table:table-row>
        <table:table-row table:style-name="TableLine94532985697232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9"/>
          </table:table-cell>
        </table:table-row>
        <table:table-row table:style-name="TableLine94532985678640">
          <table:table-cell table:style-name="_33_._5f_Installatie_5f_afronden.A1" office:value-type="string">
            <text:p text:style-name="P89"><text:span text:style-name="Strong_20_Emphasis"><text:span text:style-name="T118"><text:s/></text:span></text:span><text:span text:style-name="Strong_20_Emphasis"><text:span text:style-name="T167"><draw:control text:anchor-type="as-char" draw:z-index="23" draw:name="Vorm 1" draw:style-name="gr1" draw:text-style-name="P9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8">Herstart de computer.</text:p>
          </table:table-cell>
        </table:table-row>
      </table:table>
      <text:p text:style-name="P53"><text:span text:style-name="Strong_20_Emphasis"><text:span text:style-name="T85"><text:tab/></text:span></text:span></text:p>
      <text:p text:style-name="P54"><text:span text:style-name="Strong_20_Emphasis"><text:span text:style-name="T142"/></text:span></text:p>
      <text:p text:style-name="P55"><text:span text:style-name="Strong_20_Emphasis"><text:span text:style-name="T129"/></text:span></text:p>
      <text:list xml:id="list91316009258345" text:continue-numbering="true" text:style-name="L1">
        <text:list-item>
          <text:p text:style-name="P97"><text:span text:style-name="Strong_20_Emphasis"><text:span text:style-name="T420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532985563328">
          <table:table-cell table:style-name="Tabel2.A1" office:value-type="string">
            <text:p text:style-name="P68"><text:span text:style-name="Strong_20_Emphasis"><text:span text:style-name="T118"><text:s/></text:span></text:span><text:span text:style-name="Strong_20_Emphasis"><text:span text:style-name="T167"><draw:control text:anchor-type="as-char" draw:z-index="19" draw:name="Vorm40_0" draw:style-name="gr1" draw:text-style-name="P98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425">gebruiker</text:span></text:span><text:span text:style-name="Strong_20_Emphasis"><text:span text:style-name="T159"><text:note text:id="ftn10" text:note-class="footnote"><text:note-citation>1</text:note-citation><text:note-body><text:p text:style-name="P84"><text:span text:style-name="User_20_Entry"><text:span text:style-name="T281">E</text:span></text:span><text:span text:style-name="User_20_Entry"><text:span text:style-name="T282">ventuele extra </text:span></text:span><text:span text:style-name="User_20_Entry"><text:span text:style-name="T283">gebruiker</text:span></text:span><text:span text:style-name="User_20_Entry"><text:span text:style-name="T282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532985788128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532985799184">
          <table:table-cell table:style-name="Tabel2.A1" office:value-type="string">
            <text:p text:style-name="P76"><text:span text:style-name="Strong_20_Emphasis"><text:span text:style-name="T118"><text:s/></text:span></text:span><text:span text:style-name="Strong_20_Emphasis"><text:span text:style-name="T167"><draw:control text:anchor-type="as-char" draw:z-index="21" draw:name="Vorm40_2" draw:style-name="gr1" draw:text-style-name="P98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60">R</text:span></text:span><text:span text:style-name="Strong_20_Emphasis"><text:span text:style-name="T161">icht </text:span></text:span><text:span text:style-name="Strong_20_Emphasis"><text:span text:style-name="T162">de </text:span></text:span><text:span text:style-name="Definition"><text:span text:style-name="T6">gebruiker</text:span></text:span><text:span text:style-name="Strong_20_Emphasis"><text:span text:style-name="T161"> </text:span></text:span><text:span text:style-name="Strong_20_Emphasis"><text:span text:style-name="T163">in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 text:id="ftn11" text:note-class="footnote"><text:note-citation>2</text:note-citation><text:note-body><text:p text:style-name="P81"><text:span text:style-name="T287">D</text:span>e <text:span text:style-name="T408">Super</text:span>-toets <text:span text:style-name="T287">is </text:span>de Windows<text:span text:style-name="T412">-</text:span><text:span text:style-name="T407">toets</text:span>, <text:span text:style-name="T412">C</text:span>ommand-<text:span text:style-name="T407">toets</text:span>, of <text:span text:style-name="T412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532985823968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4 </text:span></text:span><text:span text:style-name="Strong_20_Emphasis"><text:span text:style-name="T216">Gebruiker inricht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</text:span></text:span><text:span text:style-name="Strong_20_Emphasis"><text:span text:style-name="T207"><text:note text:id="ftn12" text:note-class="footnote"><text:note-citation>3</text:note-citation><text:note-body><text:p text:style-name="P86">Het inrichten kan nagelopen worden <text:span text:style-name="T416">met </text:span>bestanden in <text:span text:style-name="T416">map</text:span><text:span text:style-name="T414"> </text:span><text:span text:style-name="T415">kz </text:span><text:span text:style-name="T417">in </text:span><text:span text:style-name="T414">Documenten</text:span>.</text:p></text:note-body></text:note></text:span></text:span><text:span text:style-name="Strong_20_Emphasis"><text:span text:style-name="T207">.</text:span></text:span></text:p>
          </table:table-cell>
        </table:table-row>
        <table:table-row table:style-name="TableLine94532985800032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532985829360">
          <table:table-cell table:style-name="Tabel2.A1" office:value-type="string">
            <text:p text:style-name="P40"><text:span text:style-name="Strong_20_Emphasis"><text:span text:style-name="T106"><text:s/></text:span></text:span><text:span text:style-name="Strong_20_Emphasis"><text:span text:style-name="T166"><draw:control text:anchor-type="as-char" draw:z-index="22" draw:name="Vorm40_1" draw:style-name="gr1" draw:text-style-name="P98" svg:width="0.35cm" svg:height="0.35cm" draw:control="control23"/></text:span></text:span></text:p>
          </table:table-cell>
          <table:table-cell table:style-name="Tabel2.A1" office:value-type="string">
            <text:p text:style-name="P48">Afmelden.</text:p>
          </table:table-cell>
        </table:table-row>
      </table:table>
      <text:p text:style-name="P20"><text:span text:style-name="Strong_20_Emphasis"><text:span text:style-name="T164"/></text:span></text:p>
      <text:p text:style-name="P39"/>
      <text:p text:style-name="P41"><text:span text:style-name="T297">E</text:span><text:span text:style-name="T298">inde c</text:span><text:span text:style-name="T299">hecklist, </text:span><text:span text:style-name="T300">d</text:span><text:span text:style-name="T299">e installatie van </text:span><text:span text:style-name="T299"><text:reference-ref text:reference-format="text" text:ref-name="Distributie">Ubuntu</text:reference-ref></text:span><text:span text:style-name="T299"><text:s/></text:span><text:span text:style-name="T301"><text:reference-ref text:reference-format="text" text:ref-name="Versie">22.04</text:reference-ref></text:span><text:span text:style-name="Strong_20_Emphasis"><text:span text:style-name="T319"><text:s/></text:span></text:span><text:span text:style-name="Strong_20_Emphasis"><text:span text:style-name="T320">LTS</text:span></text:span><text:span text:style-name="T48"> </text:span><text:span text:style-name="T299"><text:reference-ref text:reference-format="text" text:ref-name="Editie">desktop</text:reference-ref></text:span><text:span text:style-name="T299"><text:s/>is voltooid.</text:span></text:p>
      <text:p text:style-name="P18"/>
      <text:p text:style-name="P6"><text:span text:style-name="T176">Geschreven</text:span><text:span text:style-name="T93"> door Karel Zimmer &lt;</text:span><text:a xlink:type="simple" xlink:href="mailto:info@karelzimmer.nl" text:style-name="Internet_20_link" text:visited-style-name="Visited_20_Internet_20_Link"><text:span text:style-name="T431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5-01T09:13:13.717014743">01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1T09:13:13.542224929</dc:date>
    <meta:keyword>Installatie</meta:keyword>
    <meta:keyword>Checklist</meta:keyword>
    <meta:keyword>Linux</meta:keyword>
    <meta:editing-cycles>6381</meta:editing-cycles>
    <meta:editing-duration>P11DT6H20M8S</meta:editing-duration>
    <meta:print-date>2021-03-23T20:07:57.967210640</meta:print-date>
    <dc:creator>Karel Zimmer</dc:creator>
    <meta:document-statistic meta:table-count="4" meta:image-count="0" meta:object-count="0" meta:page-count="4" meta:paragraph-count="97" meta:word-count="861" meta:character-count="5905" meta:non-whitespace-character-count="5077"/>
    <meta:user-defined meta:name="Info 1"/>
    <meta:user-defined meta:name="Info 2"/>
    <meta:user-defined meta:name="Info 3"/>
    <meta:user-defined meta:name="Info 4"/>
  </office:meta>
</office:document-meta>
</file>